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6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17/09/2011</text:p>
      <text:p text:style-name="P25">Período :<text:tab/><text:tab/>17/09/2011 à 23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647018746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Reestruturação do Template de Definição de Requisitos</text:p>
          </table:table-cell>
          <table:table-cell table:style-name="Tabela2.B2" office:value-type="string">
            <text:p text:style-name="P32">Guiliano Rangel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23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Definir o requisito de manter usuário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23/09/2011</text:p>
          </table:table-cell>
          <table:table-cell table:style-name="Tabela2.F2" office:value-type="string">
            <text:p text:style-name="P32">23/09/2011</text:p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254206188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261819867" text:continue-numbering="true" text:style-name="WW8Num35">
        <text:list-item>
          <text:p text:style-name="P37">Observações gerais.</text:p>
        </text:list-item>
      </text:list>
      <text:p text:style-name="P16"/>
      <text:list xml:id="list995886777" text:style-name="L1">
        <text:list-item>
          <text:p text:style-name="P38"/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2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2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&lt;Nome do Projeto&gt;</dc:title>
    <meta:initial-creator>Lena Lúcia de Moraes</meta:initial-creator>
    <meta:creation-date>2011-05-06T21:41:00Z</meta:creation-date>
    <dc:date>2011-09-24T12:52:39</dc:date>
    <meta:print-date>2011-04-29T14:00:00Z</meta:print-date>
    <meta:editing-cycles>39</meta:editing-cycles>
    <meta:editing-duration>PT6H56M29S</meta:editing-duration>
    <dc:creator>guiliano </dc:creator>
    <meta:document-statistic meta:table-count="3" meta:image-count="0" meta:object-count="0" meta:page-count="2" meta:paragraph-count="50" meta:word-count="138" meta:character-count="874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